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a6875" officeooo:paragraph-rsid="001a6875"/>
    </style:style>
    <style:style style:name="P2" style:family="paragraph" style:parent-style-name="Standard">
      <style:paragraph-properties fo:text-align="start" style:justify-single-word="false"/>
      <style:text-properties officeooo:rsid="001a6875" officeooo:paragraph-rsid="001a6875"/>
    </style:style>
    <style:style style:name="P3" style:family="paragraph" style:parent-style-name="Standard">
      <style:paragraph-properties fo:text-align="start" style:justify-single-word="false"/>
      <style:text-properties officeooo:rsid="001b7b59" officeooo:paragraph-rsid="001b7b59"/>
    </style:style>
    <style:style style:name="P4" style:family="paragraph" style:parent-style-name="Standard">
      <style:paragraph-properties fo:text-align="start" style:justify-single-word="false"/>
      <style:text-properties officeooo:rsid="001c5a71" officeooo:paragraph-rsid="001c5a71"/>
    </style:style>
    <style:style style:name="P5" style:family="paragraph" style:parent-style-name="Standard">
      <style:paragraph-properties fo:text-align="start" style:justify-single-word="false"/>
      <style:text-properties officeooo:paragraph-rsid="001c5a71"/>
    </style:style>
    <style:style style:name="P6" style:family="paragraph" style:parent-style-name="Standard">
      <style:paragraph-properties fo:text-align="start" style:justify-single-word="false"/>
      <style:text-properties officeooo:rsid="001db4c7" officeooo:paragraph-rsid="001db4c7"/>
    </style:style>
    <style:style style:name="P7" style:family="paragraph" style:parent-style-name="Standard">
      <style:paragraph-properties fo:text-align="start" style:justify-single-word="false"/>
      <style:text-properties officeooo:rsid="001f6e74" officeooo:paragraph-rsid="001f6e74"/>
    </style:style>
    <style:style style:name="P8" style:family="paragraph" style:parent-style-name="Standard">
      <style:paragraph-properties fo:text-align="start" style:justify-single-word="false"/>
      <style:text-properties officeooo:rsid="00204d30" officeooo:paragraph-rsid="00204d30"/>
    </style:style>
    <style:style style:name="P9" style:family="paragraph" style:parent-style-name="Standard">
      <style:paragraph-properties fo:text-align="start" style:justify-single-word="false"/>
      <style:text-properties officeooo:rsid="00220261" officeooo:paragraph-rsid="00220261"/>
    </style:style>
    <style:style style:name="P10" style:family="paragraph" style:parent-style-name="Standard">
      <style:paragraph-properties fo:text-align="start" style:justify-single-word="false"/>
      <style:text-properties officeooo:rsid="002356c6" officeooo:paragraph-rsid="002356c6"/>
    </style:style>
    <style:style style:name="P11" style:family="paragraph" style:parent-style-name="Standard">
      <style:paragraph-properties fo:text-align="start" style:justify-single-word="false"/>
      <style:text-properties fo:font-weight="bold" officeooo:rsid="001a6875" officeooo:paragraph-rsid="001a6875" style:font-weight-asian="bold" style:font-weight-complex="bold"/>
    </style:style>
    <style:style style:name="P12" style:family="paragraph" style:parent-style-name="Standard">
      <style:paragraph-properties fo:text-align="start" style:justify-single-word="false"/>
      <style:text-properties fo:font-weight="bold" officeooo:paragraph-rsid="001c5a71" style:font-weight-asian="bold" style:font-weight-complex="bold"/>
    </style:style>
    <style:style style:name="P13" style:family="paragraph" style:parent-style-name="Standard">
      <style:paragraph-properties fo:text-align="start" style:justify-single-word="false"/>
      <style:text-properties fo:font-weight="bold" officeooo:rsid="001db4c7" officeooo:paragraph-rsid="001db4c7" style:font-weight-asian="bold" style:font-weight-complex="bold"/>
    </style:style>
    <style:style style:name="T1" style:family="text">
      <style:text-properties officeooo:rsid="001c5a71"/>
    </style:style>
    <style:style style:name="T2" style:family="text">
      <style:text-properties officeooo:rsid="001d886a"/>
    </style:style>
    <style:style style:name="T3" style:family="text">
      <style:text-properties officeooo:rsid="00204d30"/>
    </style:style>
    <style:style style:name="T4" style:family="text">
      <style:text-properties officeooo:rsid="002356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mework No. 1</text:p>
      <text:p text:style-name="P1"/>
      <text:p text:style-name="P10">Daniel Rovell</text:p>
      <text:p text:style-name="P10">CSC 452-001</text:p>
      <text:p text:style-name="P1"/>
      <text:p text:style-name="P11">1. List challenges in distributed systems and discuss how some of the well-known systems solves those issues/ challenges. (20%)</text:p>
      <text:p text:style-name="P2"/>
      <text:p text:style-name="P2">Some challenges in distributed systems are Heterogeneity, Openness, Security, Scalability.</text:p>
      <text:p text:style-name="P2"/>
      <text:p text:style-name="P2">Heterogeneity can be solved by the creation and following of standard protocols. Using standard protocols across multiple platforms allows things to run smoothly no matter the platform.</text:p>
      <text:p text:style-name="P2"/>
      <text:p text:style-name="P3">Scalability could be solved using virtual machines. If your website becomes extremely popular and you need to expand the number of servers, a system such as AWS could just spin up some vms to compensate. These vms could be already programmed and ready to go. <text:span text:style-name="T1">Otherwise, if you have the resources, you can purchase more and better hardware yourself. Although, services such as AWS would usually be cheaper and easier.</text:span></text:p>
      <text:p text:style-name="P3"/>
      <text:p text:style-name="P3">Security can be improved with better encryption techniques but some attacks such as Denial of Service can still occur. Better defenses have been <text:span text:style-name="T1">created for DoS attacks but none are an absolute defense.</text:span></text:p>
      <text:p text:style-name="P3"/>
      <text:p text:style-name="P4">Openness can be solved with well documented APIs for developers to use to when creating their own software. Such as Facebook and <text:span text:style-name="T4">T</text:span>witter. Standards such as CORBA allow the communication of systems that are deployed on different platforms. It is open for everyone so you can create something that works with everything else.</text:p>
      <text:p text:style-name="P4"/>
      <text:p text:style-name="P12">2. A user arrives at a railway station that they have never visited before, carrying a smart phone that is capable of wireless &amp; mobile networking. Suggest how the user could be provided with information about the local services and amenities at that station, without entering the station’s name or attributes. What technical challenges must be overcome? (20%)</text:p>
      <text:p text:style-name="P5"/>
      <text:p text:style-name="P4">The location of the phone could easily be acquired from the phone’s GPS. The technology behind this would be the satellites in space which are capable of wireless networking with servers back on earth. <text:span text:style-name="T2">The servers on earth can then use the location data to see where the user is and look up relevant information about the user’s location. This would be done through various connections to local databases and requesting information on that specific place or city, or a connection to google to look up the info since google will do everything itself. </text:span></text:p>
      <text:p text:style-name="P4"/>
      <text:p text:style-name="P4">3) Say, we have a system that has a failure rate at every 3000 hrs and repair time is 5 hours. We have a regular monthly maintenance shutdown for two hours. What is the system availability? (20%) </text:p>
      <text:p text:style-name="P3"/>
      <text:p text:style-name="P6">8760/3000 = 2.92 <text:s/>so 3</text:p>
      <text:p text:style-name="P6">Planned Downtime = 12 x 2 = 24</text:p>
      <text:p text:style-name="P6">Unplanned Downtime = 3 x 5 = 15</text:p>
      <text:p text:style-name="P6">(8760-39)/8760 = 99.55% system availability</text:p>
      <text:p text:style-name="P6"/>
      <text:p text:style-name="P6"/>
      <text:p text:style-name="P6"/>
      <text:p text:style-name="P6"><text:soft-page-break/></text:p>
      <text:p text:style-name="P6"/>
      <text:p text:style-name="P13">4. Consider a hypothetical flight-car-hotel online search/booking system and sketch out a three-tier solution to the provision of their underlying distributed services. Do physical model, architecture model and fundamental models, Use these to illustrate the benefits and drawbacks of a three-tier solution considering issues such as performance scalability, dealing with failure and also maintaining the software over time. Assuming that there are 10,000 sessions at the average load and 50,000 at the peak load. A load balancer handles 20K session/hr and each VM capacity is 4000 sessions/hr and reliability is @1000 hrs and MTTF 5 min. The 1st year, the company hopes to book up to 100M subscribers and 10% growth. Design database sizing by assuming each customer will require 10 MB each. (40%)</text:p>
      <text:p text:style-name="P6"/>
      <text:p text:style-name="P6"/>
      <text:p text:style-name="P7">First there would be a web-based app for the user to use on the front end. </text:p>
      <text:p text:style-name="P7">Then there would be <text:span text:style-name="T3">a middle-ware app that is in communication with the web app and database. It will locate flight times, car availability, list available hotels, and the pricing for all of this.</text:span></text:p>
      <text:p text:style-name="P8">Then a database is needed to store all of the relevant data <text:span text:style-name="T4">and archive data</text:span> for any future need, i.e. records, future booking, statistical analysis, etc. </text:p>
      <text:p text:style-name="P8"/>
      <text:p text:style-name="P8">A performance issue would be more latency since three systems are in use, but at least one system isn’t being used for all of it which could cause problems of its own. </text:p>
      <text:p text:style-name="P8">Since the system is spread over multiple systems, it would be easier to pinpoint what needs growth instead of getting a system that does everything when you only need to scale up a certain thing, such as storage. So scalability isn’t bad with three tiers. </text:p>
      <text:p text:style-name="P8">Since there are three systems, there are three points of failure. If one goes down, then the whole system is down. Some redundancy would remedy this.</text:p>
      <text:p text:style-name="P9">The three tier helps with maintenance because the systems are separate. Updating the app is much easier than say updating a database.</text:p>
      <text:p text:style-name="P9"/>
      <text:p text:style-name="P9">With 100Million subscribers at 10MB each the database would need to have about 1 Petabyte of storage with 100 terabytes every 10% increase in growth.</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15:38:57.141000000</meta:creation-date>
    <dc:date>2017-10-02T18:13:26.577000000</dc:date>
    <meta:editing-duration>PT7M7S</meta:editing-duration>
    <meta:editing-cycles>1</meta:editing-cycles>
    <meta:document-statistic meta:table-count="0" meta:image-count="0" meta:object-count="0" meta:page-count="2" meta:paragraph-count="25" meta:word-count="784" meta:character-count="4691" meta:non-whitespace-character-count="3925"/>
    <meta:generator>LibreOffice/5.4.1.2$Windows_X86_64 LibreOffice_project/ea7cb86e6eeb2bf3a5af73a8f7777ac570321527</meta:generator>
  </office:meta>
</office:document-meta>
</file>